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font-weight="bold" style:font-weight-asian="bold" style:font-weight-complex="bold"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</office:automatic-styles>
  <office:body>
    <office:text text:use-soft-page-breaks="true">
      <text:p text:style-name="P1">Hardware:</text:p>
      <text:p text:style-name="P2">Microcontroller: RP2040</text:p>
      <text:p text:style-name="P3">Minimum component size: 0603</text:p>
      <text:p text:style-name="P4">USB-C</text:p>
      <text:p text:style-name="P5">TRRS jack for expansion</text:p>
      <text:p text:style-name="P6">Wireless communication (WiFi/BLE)</text:p>
      <text:p text:style-name="P7">8 mechanical switches<text:s/>(2x4)<text:s/>+ joystick (And Rotary encoder?)</text:p>
      <text:p text:style-name="P8">Housing</text:p>
      <text:p text:style-name="P9">18650 connector and 5v charger</text:p>
      <text:p text:style-name="P10">Bootselect button</text:p>
      <text:p text:style-name="P11">Leds</text:p>
      <text:p text:style-name="P12">I2c oled</text:p>
      <text:p text:style-name="P13"/>
      <text:p text:style-name="P14">Firmware:</text:p>
      <text:p text:style-name="P15">QMK Based?</text:p>
      <text:p text:style-name="P16">Wireless lock (windowskey+L)</text:p>
      <text:p text:style-name="P17">WiFi – BLE implementation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ko van Valen</meta:initial-creator>
    <dc:creator>Milko van Valen</dc:creator>
    <meta:creation-date>2023-12-22T10:30:00Z</meta:creation-date>
    <dc:date>2023-12-22T10:45:00Z</dc:date>
    <meta:template xlink:href="Normal.dotm" xlink:type="simple"/>
    <meta:editing-cycles>3</meta:editing-cycles>
    <meta:editing-duration>PT900S</meta:editing-duration>
    <meta:document-statistic meta:page-count="1" meta:paragraph-count="1" meta:word-count="50" meta:character-count="336" meta:row-count="2" meta:non-whitespace-character-count="287"/>
  </office:meta>
</office:document-meta>
</file>